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D000001F14869ED8B33A575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66" draw:fill-color="#f7f7c8" draw:textarea-horizontal-align="justify" draw:textarea-vertical-align="top" draw:auto-grow-height="false" fo:min-height="9.65cm" fo:min-width="20.5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5cm" fo:min-width="20.5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9.792cm, 0cm, 5.496cm)" draw:image-opacity="100%" style:mirror="non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7f7c8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  <style:text-properties fo:font-variant="small-caps" fo:color="#ffffff" loext:opacity="100%"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variant="small-caps" fo:color="#ffffff" loext:opacity="100%"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small-caps" fo:color="#ffffff" loext:opacity="100%" style:font-name="Liberation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1cm" svg:height="9.9cm" svg:x="0cm" svg:y="0cm">
          <text:p text:style-name="P1"><text:span text:style-name="T1"/></text:p>
          <text:p text:style-name="P1"><text:span text:style-name="T2">THE BOOK OF</text:span></text:p>
          <text:p text:style-name="P1"><text:span text:style-name="T2"/></text:p>
          <text:p text:style-name="P1"><text:span text:style-name="T3">F R E E P L A N E</text:span></text:p>
          <text:p text:style-name="P1"><text:span text:style-name="T4"/></text:p>
          <text:p text:style-name="P1"><text:span text:style-name="T4"/></text:p>
          <text:p text:style-name="P1"><text:span text:style-name="T4">USER GUI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1cm" svg:height="0.9cm" svg:x="0cm" svg:y="9.9cm">
          <text:p text:style-name="P4"><text:span text:style-name="T5">Luis JAVIER González Caballero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999cm" svg:height="18.8cm" svg:x="0cm" svg:y="10.9cm">
          <draw:image xlink:href="Pictures/100000000000046D000001F14869ED8B33A5756F.png" xlink:type="simple" xlink:show="embed" xlink:actuate="onLoad" draw:mime-type="image/png">
            <text:p text:style-name="P6">ﾺ</text:p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9-30T08:39:00.297000000</meta:creation-date>
    <dc:date>2021-08-23T12:41:28.480000000</dc:date>
    <meta:editing-duration>PT17M41S</meta:editing-duration>
    <meta:editing-cycles>4</meta:editing-cycles>
    <meta:generator>LibreOffice/7.1.0.3$Windows_X86_64 LibreOffice_project/f6099ecf3d29644b5008cc8f48f42f4a40986e4c</meta:generator>
    <dc:creator>Luis Javier González Caballero</dc:creator>
    <meta:document-statistic meta:object-count="4"/>
  </office:meta>
</office:document-meta>
</file>